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style-name="ce1" office:value-type="string" calcext:value-type="string">
            <text:p>temporal_items</text:p>
          </table:table-cell>
          <table:table-cell table:style-name="ce1" office:value-type="string" calcext:value-type="string">
            <text:p>permanent_item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7"/>
          <table:table-cell table:number-columns-repeated="1003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21T18:57:49.855906204</dc:date>
    <meta:editing-duration>PT12H28M8S</meta:editing-duration>
    <meta:editing-cycles>165</meta:editing-cycles>
    <dc:creator>Mateu</dc:creator>
    <meta:document-statistic meta:table-count="2" meta:cell-count="1338" meta:object-count="0"/>
  </office:meta>
</office:document-meta>
</file>